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/>
          <table:table-cell office:value-type="string" calcext:value-type="string">
            <text:p>time step </text:p>
          </table:table-cell>
          <table:table-cell table:style-name="Default" office:value-type="float" office:value="0.2" calcext:value-type="float">
            <text:p>0.2</text:p>
          </table:table-cell>
          <table:table-cell office:value-type="string" calcext:value-type="string">
            <text:p>sec</text:p>
          </table:table-cell>
          <table:table-cell table:style-name="Default" office:value-type="string" calcext:value-type="string">
            <text:p>Starting tim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mult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mult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mult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divi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W23_1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0.000109422929989416" calcext:value-type="float">
            <text:p>0.0001094229</text:p>
          </table:table-cell>
          <table:table-cell table:number-columns-repeated="6"/>
        </table:table-row>
        <table:table-row table:style-name="ro1">
          <table:table-cell office:value-type="float" office:value="0.000548304628424516" calcext:value-type="float">
            <text:p>0.0005483046</text:p>
          </table:table-cell>
          <table:table-cell table:number-columns-repeated="6"/>
        </table:table-row>
        <table:table-row table:style-name="ro1">
          <table:table-cell office:value-type="float" office:value="0.000280101544442032" calcext:value-type="float">
            <text:p>0.0002801015</text:p>
          </table:table-cell>
          <table:table-cell table:number-columns-repeated="6"/>
        </table:table-row>
        <table:table-row table:style-name="ro1">
          <table:table-cell office:value-type="float" office:value="-912086.276628491" calcext:value-type="float">
            <text:p>-912086.276628491</text:p>
          </table:table-cell>
          <table:table-cell table:number-columns-repeated="6"/>
        </table:table-row>
        <table:table-row table:style-name="ro1">
          <table:table-cell office:value-type="float" office:value="2.77464558251694E+015" calcext:value-type="float">
            <text:p>2774645582516940</text:p>
          </table:table-cell>
          <table:table-cell table:number-columns-repeated="6"/>
        </table:table-row>
        <table:table-row table:style-name="ro1">
          <table:table-cell office:value-type="float" office:value="-9.5891926878488E+024" calcext:value-type="float">
            <text:p>-9589192687848800000000000</text:p>
          </table:table-cell>
          <table:table-cell table:number-columns-repeated="6"/>
        </table:table-row>
        <table:table-row table:style-name="ro1">
          <table:table-cell office:value-type="float" office:value="3.56800546417493E+034" calcext:value-type="float">
            <text:p>35680054641749300000000000000000000</text:p>
          </table:table-cell>
          <table:table-cell table:number-columns-repeated="6"/>
        </table:table-row>
        <table:table-row table:style-name="ro1">
          <table:table-cell office:value-type="float" office:value="-1.39392577473539E+044" calcext:value-type="float">
            <text:p>-139392577473539000000000000000000000000000000</text:p>
          </table:table-cell>
          <table:table-cell table:number-columns-repeated="6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W23_2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0.000109422930033366" calcext:value-type="float">
            <text:p>0.0001094229</text:p>
          </table:table-cell>
          <table:table-cell table:number-columns-repeated="6"/>
        </table:table-row>
        <table:table-row table:style-name="ro1">
          <table:table-cell office:value-type="float" office:value="0.00049359311915659" calcext:value-type="float">
            <text:p>0.0004935931</text:p>
          </table:table-cell>
          <table:table-cell table:number-columns-repeated="6"/>
        </table:table-row>
        <table:table-row table:style-name="ro1">
          <table:table-cell office:value-type="float" office:value="-0.000282406130390787" calcext:value-type="float">
            <text:p>-0.0002824061</text:p>
          </table:table-cell>
          <table:table-cell table:number-columns-repeated="6"/>
        </table:table-row>
        <table:table-row table:style-name="ro1">
          <table:table-cell office:value-type="float" office:value="1223.0226154841" calcext:value-type="float">
            <text:p>1223.0226154841</text:p>
          </table:table-cell>
          <table:table-cell table:number-columns-repeated="6"/>
        </table:table-row>
        <table:table-row table:style-name="ro1">
          <table:table-cell office:value-type="float" office:value="-3720311042187.32" calcext:value-type="float">
            <text:p>-3720311042187.32</text:p>
          </table:table-cell>
          <table:table-cell table:number-columns-repeated="6"/>
        </table:table-row>
        <table:table-row table:style-name="ro1">
          <table:table-cell office:value-type="float" office:value="1.28571582205105E+022" calcext:value-type="float">
            <text:p>12857158220510500000000</text:p>
          </table:table-cell>
          <table:table-cell table:number-columns-repeated="6"/>
        </table:table-row>
        <table:table-row table:style-name="ro1">
          <table:table-cell office:value-type="float" office:value="-4.78392336860745E+031" calcext:value-type="float">
            <text:p>-47839233686074500000000000000000</text:p>
          </table:table-cell>
          <table:table-cell table:number-columns-repeated="6"/>
        </table:table-row>
        <table:table-row table:style-name="ro1">
          <table:table-cell office:value-type="float" office:value="1.86894134043641E+041" calcext:value-type="float">
            <text:p>186894134043641000000000000000000000000000</text:p>
          </table:table-cell>
          <table:table-cell table:number-columns-repeated="6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W23_3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0.0000218687336708545" calcext:value-type="float">
            <text:p>2.18687336708545E-005</text:p>
          </table:table-cell>
          <table:table-cell table:number-columns-repeated="6"/>
        </table:table-row>
        <table:table-row table:style-name="ro1">
          <table:table-cell office:value-type="float" office:value="0.000218845860088653" calcext:value-type="float">
            <text:p>0.0002188459</text:p>
          </table:table-cell>
          <table:table-cell table:number-columns-repeated="6"/>
        </table:table-row>
        <table:table-row table:style-name="ro1">
          <table:table-cell office:value-type="float" office:value="0.000493593119425938" calcext:value-type="float">
            <text:p>0.0004935931</text:p>
          </table:table-cell>
          <table:table-cell table:number-columns-repeated="6"/>
        </table:table-row>
        <table:table-row table:style-name="ro1">
          <table:table-cell office:value-type="float" office:value="-0.000279522701815545" calcext:value-type="float">
            <text:p>-0.0002795227</text:p>
          </table:table-cell>
          <table:table-cell table:number-columns-repeated="6"/>
        </table:table-row>
        <table:table-row table:style-name="ro1">
          <table:table-cell office:value-type="float" office:value="611.510986578013" calcext:value-type="float">
            <text:p>611.510986578</text:p>
          </table:table-cell>
          <table:table-cell table:number-columns-repeated="6"/>
        </table:table-row>
        <table:table-row table:style-name="ro1">
          <table:table-cell office:value-type="float" office:value="-1488123960038.31" calcext:value-type="float">
            <text:p>-1488123960038.31</text:p>
          </table:table-cell>
          <table:table-cell table:number-columns-repeated="6"/>
        </table:table-row>
        <table:table-row table:style-name="ro1">
          <table:table-cell office:value-type="float" office:value="4.28571848047281E+021" calcext:value-type="float">
            <text:p>4285718480472810000000</text:p>
          </table:table-cell>
          <table:table-cell table:number-columns-repeated="6"/>
        </table:table-row>
        <table:table-row table:style-name="ro1">
          <table:table-cell office:value-type="float" office:value="-1.3668350195245E+031" calcext:value-type="float">
            <text:p>-13668350195245000000000000000000</text:p>
          </table:table-cell>
          <table:table-cell table:number-columns-repeated="6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W23_4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-0.00000000200971508715471" calcext:value-type="float">
            <text:p>-0.000000002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2.50181425825587" calcext:value-type="float">
            <text:p>2.5018142583</text:p>
          </table:table-cell>
          <table:table-cell table:number-columns-repeated="6"/>
        </table:table-row>
        <table:table-row table:style-name="ro1">
          <table:table-cell office:value-type="float" office:value="0.685727071372484" calcext:value-type="float">
            <text:p>0.6857270714</text:p>
          </table:table-cell>
          <table:table-cell table:number-columns-repeated="6"/>
        </table:table-row>
        <table:table-row table:style-name="ro1">
          <table:table-cell office:value-type="float" office:value="-41763245845.6492" calcext:value-type="float">
            <text:p>-41763245845.6492</text:p>
          </table:table-cell>
          <table:table-cell table:number-columns-repeated="6"/>
        </table:table-row>
        <table:table-row table:style-name="ro1">
          <table:table-cell office:value-type="float" office:value="1.27047406791629E+020" calcext:value-type="float">
            <text:p>127047406791629000000</text:p>
          </table:table-cell>
          <table:table-cell table:number-columns-repeated="6"/>
        </table:table-row>
        <table:table-row table:style-name="ro1">
          <table:table-cell office:value-type="float" office:value="-4.39076629602482E+029" calcext:value-type="float">
            <text:p>-439076629602482000000000000000</text:p>
          </table:table-cell>
          <table:table-cell table:number-columns-repeated="6"/>
        </table:table-row>
        <table:table-row table:style-name="ro1">
          <table:table-cell office:value-type="float" office:value="1.63374315629175E+039" calcext:value-type="float">
            <text:p>1633743156291750000000000000000000000000</text:p>
          </table:table-cell>
          <table:table-cell table:number-columns-repeated="6"/>
        </table:table-row>
        <table:table-row table:style-name="ro1">
          <table:table-cell office:value-type="float" office:value="-6.38260422692627E+048" calcext:value-type="float">
            <text:p>-6382604226926270000000000000000000000000000000000</text:p>
          </table:table-cell>
          <table:table-cell table:number-columns-repeated="6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end state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-5.5195201430975E+026" calcext:value-type="float">
            <text:p>-55195201430975000000000000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2.46432896907168E+034" calcext:value-type="float">
            <text:p>2464328969071680000000000000000000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1.50943187927753E+037" calcext:value-type="float">
            <text:p>1509431879277530000000000000000000000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-6.73923902800596E+044" calcext:value-type="float">
            <text:p>-67392390280059600000000000000000000000000000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226.342118572272" calcext:value-type="float">
            <text:p>226.3421185723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 style:data-style-name="N2" text:time-value="17:35:12.3465505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6-06T16:39:43.015236233</meta:creation-date>
    <meta:generator>LibreOffice/4.3.7.2$Linux_X86_64 LibreOffice_project/430$Build-2</meta:generator>
    <dc:date>2016-06-06T17:43:15.377161244</dc:date>
    <dc:creator>Stacha Petrovic</dc:creator>
    <meta:editing-duration>PT15M57S</meta:editing-duration>
    <meta:editing-cycles>8</meta:editing-cycles>
    <meta:document-statistic meta:table-count="1" meta:cell-count="54" meta:object-count="0"/>
    <meta:user-defined meta:name="qrichtext">1</meta:user-defined>
  </office:meta>
</office:document-meta>
</file>